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ff494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2a9a9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dcdfb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a9e2a9" draw:textarea-vertical-align="middle"/>
    </style:style>
    <style:style style:name="gr9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offic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ffice" presentation:presentation-page-layout-name="AL1T0">
        <draw:custom-shape draw:style-name="gr1" draw:text-style-name="P1" xml:id="id1" draw:id="id1" draw:layer="layout" svg:width="3.81cm" svg:height="1.588cm" svg:x="1.27cm" svg:y="1.587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81cm" svg:height="1.588cm" svg:x="6.032cm" svg:y="11.112cm">
          <text:p text:style-name="P1">j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588cm" svg:x="5.715cm" svg:y="4.763cm">
          <text:p text:style-name="P1">css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81cm" svg:height="1.588cm" svg:x="16.51cm" svg:y="11.112cm">
          <text:p text:style-name="P1">php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81cm" svg:height="1.588cm" svg:x="6.032cm" svg:y="7.937cm">
          <text:p text:style-name="P1">jque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75cm" svg:y1="3.175cm" svg:x2="5.715cm" svg:y2="5.557cm" draw:start-shape="id1" draw:start-glue-point="2" draw:end-shape="id2" draw:end-glue-point="3" svg:d="M3175 3175v2382h2540">
          <text:p/>
        </draw:connector>
        <draw:connector draw:style-name="gr4" draw:text-style-name="P1" draw:layer="layout" svg:x1="3.175cm" svg:y1="3.175cm" svg:x2="6.032cm" svg:y2="8.731cm" draw:start-shape="id1" draw:start-glue-point="2" draw:end-shape="id3" draw:end-glue-point="3" svg:d="M3175 3175v5556h2857">
          <text:p/>
        </draw:connector>
        <draw:connector draw:style-name="gr4" draw:text-style-name="P1" draw:layer="layout" svg:x1="3.175cm" svg:y1="3.175cm" svg:x2="6.032cm" svg:y2="11.906cm" draw:start-shape="id1" draw:start-glue-point="2" draw:end-shape="id4" draw:end-glue-point="3" svg:d="M3175 3175v8731h2857">
          <text:p/>
        </draw:connector>
        <draw:connector draw:style-name="gr5" draw:text-style-name="P1" draw:layer="layout" draw:type="line" svg:x1="9.842cm" svg:y1="11.906cm" svg:x2="16.51cm" svg:y2="11.906cm" draw:start-shape="id4" draw:start-glue-point="1" draw:end-shape="id5" draw:end-glue-point="3" svg:d="M9842 11906h6668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office" presentation:presentation-page-layout-name="AL1T0">
        <draw:custom-shape draw:style-name="gr7" draw:text-style-name="P1" xml:id="id18" draw:id="id18" draw:layer="layout" svg:width="3.81cm" svg:height="1.271cm" svg:x="4.445cm" svg:y="4.444cm">
          <text:p text:style-name="P1">status</text:p>
          <draw:enhanced-geometry svg:viewBox="0 0 21600 21600" draw:type="rectangle" draw:enhanced-path="M 0 0 L 21600 0 21600 21600 0 21600 0 0 Z N"/>
        </draw:custom-shape>
        <draw:custom-shape draw:style-name="gr7" draw:text-style-name="P1" xml:id="id16" draw:id="id16" draw:layer="layout" svg:width="3.81cm" svg:height="1.27cm" svg:x="4.445cm" svg:y="2.857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81cm" svg:height="1.588cm" svg:x="17.462cm" svg:y="0.952cm">
          <text:p text:style-name="P1">control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13.335cm" svg:y="8.256cm">
          <text:p text:style-name="P1">fee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7.937cm" svg:y="10.796cm">
          <text:p text:style-name="P1">moth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7.937cm" svg:y="15.24cm">
          <text:p text:style-name="P1">jame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7.937cm" svg:y="17.78cm">
          <text:p text:style-name="P1">book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13.335cm" svg:y="10.796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7.937cm" svg:y="8.256cm">
          <text:p text:style-name="P1">debu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588cm" svg:x="7.937cm" svg:y="13.018cm">
          <text:p text:style-name="P1">minions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.81cm" svg:height="1.27cm" svg:x="22.225cm" svg:y="4.762cm">
          <text:p text:style-name="P1">startFeed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3.81cm" svg:height="1.27cm" svg:x="22.225cm" svg:y="6.667cm">
          <text:p text:style-name="P1">getBook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3.81cm" svg:height="1.27cm" svg:x="22.225cm" svg:y="8.572cm">
          <text:p text:style-name="P1">syncBuffer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3.81cm" svg:height="1.27cm" svg:x="22.225cm" svg:y="10.477cm">
          <text:p text:style-name="P1">stopSock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81cm" svg:height="1.27cm" svg:x="22.225cm" svg:y="12.38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7" draw:text-style-name="P1" xml:id="id12" draw:id="id12" draw:layer="layout" svg:width="3.81cm" svg:height="1.27cm" svg:x="22.225cm" svg:y="14.287cm">
          <text:p text:style-name="P1">bug</text:p>
          <draw:enhanced-geometry svg:viewBox="0 0 21600 21600" draw:type="rectangle" draw:enhanced-path="M 0 0 L 21600 0 21600 21600 0 21600 0 0 Z N"/>
        </draw:custom-shape>
        <draw:custom-shape draw:style-name="gr7" draw:text-style-name="P1" xml:id="id13" draw:id="id13" draw:layer="layout" svg:width="3.81cm" svg:height="1.27cm" svg:x="22.225cm" svg:y="16.192cm">
          <text:p text:style-name="P1">getMom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5.397cm" draw:start-shape="id6" draw:start-glue-point="2" draw:end-shape="id7" draw:end-glue-point="3" svg:d="M19367 2540v2857h2858">
          <text:p/>
        </draw:connector>
        <draw:connector draw:style-name="gr4" draw:text-style-name="P1" draw:layer="layout" svg:x1="19.367cm" svg:y1="2.54cm" svg:x2="22.225cm" svg:y2="7.302cm" draw:start-shape="id6" draw:start-glue-point="2" draw:end-shape="id8" draw:end-glue-point="3" svg:d="M19367 2540v4762h2858">
          <text:p/>
        </draw:connector>
        <draw:connector draw:style-name="gr4" draw:text-style-name="P1" draw:layer="layout" svg:x1="19.367cm" svg:y1="2.54cm" svg:x2="22.225cm" svg:y2="9.207cm" draw:start-shape="id6" draw:start-glue-point="2" draw:end-shape="id9" draw:end-glue-point="3" svg:d="M19367 2540v6667h2858">
          <text:p/>
        </draw:connector>
        <draw:connector draw:style-name="gr4" draw:text-style-name="P1" draw:layer="layout" svg:x1="19.367cm" svg:y1="2.54cm" svg:x2="22.225cm" svg:y2="11.112cm" draw:start-shape="id6" draw:start-glue-point="2" draw:end-shape="id10" draw:end-glue-point="3" svg:d="M19367 2540v8572h2858">
          <text:p/>
        </draw:connector>
        <draw:connector draw:style-name="gr4" draw:text-style-name="P1" draw:layer="layout" svg:x1="19.367cm" svg:y1="2.54cm" svg:x2="22.225cm" svg:y2="13.017cm" draw:start-shape="id6" draw:start-glue-point="2" draw:end-shape="id11" draw:end-glue-point="3" svg:d="M19367 2540v10477h2858">
          <text:p/>
        </draw:connector>
        <draw:connector draw:style-name="gr4" draw:text-style-name="P1" draw:layer="layout" svg:x1="19.367cm" svg:y1="2.54cm" svg:x2="22.225cm" svg:y2="14.922cm" draw:start-shape="id6" draw:start-glue-point="2" draw:end-shape="id12" draw:end-glue-point="3" svg:d="M19367 2540v12382h2858">
          <text:p/>
        </draw:connector>
        <draw:connector draw:style-name="gr4" draw:text-style-name="P1" draw:layer="layout" svg:x1="19.367cm" svg:y1="2.54cm" svg:x2="22.225cm" svg:y2="16.827cm" draw:start-shape="id6" draw:start-glue-point="2" draw:end-shape="id13" draw:end-glue-point="3" svg:d="M19367 2540v14287h2858">
          <text:p/>
        </draw:connector>
        <draw:custom-shape draw:style-name="gr7" draw:text-style-name="P1" xml:id="id14" draw:id="id14" draw:layer="layout" svg:width="3.81cm" svg:height="1.27cm" svg:x="22.225cm" svg:y="18.097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367cm" svg:y1="2.54cm" svg:x2="22.225cm" svg:y2="18.732cm" draw:start-shape="id6" draw:start-glue-point="2" draw:end-shape="id14" draw:end-glue-point="3" svg:d="M19367 2540v16192h2858">
          <text:p/>
        </draw:connector>
        <draw:custom-shape draw:style-name="gr7" draw:text-style-name="P1" xml:id="id15" draw:id="id15" draw:layer="layout" svg:width="3.81cm" svg:height="1.27cm" svg:x="22.225cm" svg:y="3.175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9.367cm" svg:y1="2.54cm" svg:x2="22.225cm" svg:y2="3.81cm" draw:start-shape="id6" draw:start-glue-point="2" draw:end-shape="id15" draw:end-glue-point="3" svg:d="M19367 2540v1270h2858">
          <text:p/>
        </draw:connector>
        <draw:custom-shape draw:style-name="gr7" draw:text-style-name="P1" xml:id="id17" draw:id="id17" draw:layer="layout" svg:width="3.81cm" svg:height="1.588cm" svg:x="0.952cm" svg:y="0.635cm">
          <text:p text:style-name="P1">cav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445cm" svg:y1="3.492cm" svg:x2="2.857cm" svg:y2="2.223cm" draw:start-shape="id16" draw:start-glue-point="3" draw:end-shape="id17" draw:end-glue-point="2" svg:d="M4445 3492h-1588v-1269">
          <text:p/>
        </draw:connector>
        <draw:connector draw:style-name="gr4" draw:text-style-name="P1" draw:layer="layout" svg:x1="2.857cm" svg:y1="2.223cm" svg:x2="4.445cm" svg:y2="5.079cm" draw:start-shape="id17" draw:start-glue-point="2" draw:end-shape="id18" draw:end-glue-point="3" svg:d="M2857 2223v2856h1588">
          <text:p/>
        </draw:connecto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office" presentation:presentation-page-layout-name="AL1T0">
        <draw:custom-shape draw:style-name="gr7" draw:text-style-name="P2" xml:id="id19" draw:id="id19" draw:layer="layout" svg:width="3.81cm" svg:height="1.27cm" svg:x="6.35cm" svg:y="0.635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3" draw:id="id23" draw:layer="layout" svg:width="3.81cm" svg:height="1.27cm" svg:x="23.495cm" svg:y="0.952cm">
          <text:p text:style-name="P1"><text:span text:style-name="T1">ph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0" draw:id="id30" draw:layer="layout" svg:width="2.858cm" svg:height="1.27cm" svg:x="1.27cm" svg:y="18.415cm">
          <text:p text:style-name="P1"><text:span text:style-name="T1">w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1" draw:id="id31" draw:layer="layout" svg:width="2.858cm" svg:height="1.27cm" svg:x="1.27cm" svg:y="16.193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2" draw:id="id32" draw:layer="layout" svg:width="2.858cm" svg:height="1.27cm" svg:x="1.27cm" svg:y="13.97cm">
          <text:p text:style-name="P1"><text:span text:style-name="T1">e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5" draw:id="id35" draw:layer="layout" svg:width="2.858cm" svg:height="1.27cm" svg:x="1.27cm" svg:y="11.43cm">
          <text:p text:style-name="P1"><text:span text:style-name="T1">cli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3.811cm" svg:height="1.27cm" svg:x="9.525cm" svg:y="2.54cm">
          <text:p text:style-name="P1"><text:span text:style-name="T1">docRead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9.525cm" svg:y2="3.175cm" draw:start-shape="id19" draw:start-glue-point="2" draw:end-shape="id20" draw:end-glue-point="3" svg:d="M8255 1905v1270h1270">
          <text:p/>
        </draw:connector>
        <draw:custom-shape draw:style-name="gr2" draw:text-style-name="P2" xml:id="id21" draw:id="id21" draw:layer="layout" svg:width="3.811cm" svg:height="1.27cm" svg:x="10.795cm" svg:y="16.192cm">
          <text:p text:style-name="P1"><text:span text:style-name="T1">webSocke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10.795cm" svg:y2="16.827cm" draw:start-shape="id19" draw:start-glue-point="2" draw:end-shape="id21" draw:end-glue-point="3" svg:d="M8255 1905v14922h2540">
          <text:p/>
        </draw:connector>
        <draw:custom-shape draw:style-name="gr7" draw:text-style-name="P2" xml:id="id24" draw:id="id24" draw:layer="layout" svg:width="3.81cm" svg:height="1.27cm" svg:x="19.367cm" svg:y="3.175cm">
          <text:p text:style-name="P1"><text:span text:style-name="T1">getBal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5" draw:id="id25" draw:layer="layout" svg:width="3.81cm" svg:height="1.27cm" svg:x="19.367cm" svg:y="5.08cm">
          <text:p text:style-name="P1"><text:span text:style-name="T1">get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6" draw:id="id26" draw:layer="layout" svg:width="3.81cm" svg:height="1.27cm" svg:x="19.367cm" svg:y="6.985cm">
          <text:p text:style-name="P1"><text:span text:style-name="T1">sync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7" draw:id="id27" draw:layer="layout" svg:width="3.81cm" svg:height="1.27cm" svg:x="20.002cm" svg:y="11.747cm">
          <text:p text:style-name="P1"><text:span text:style-name="T1">start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3.811cm" svg:height="1.27cm" svg:x="10.476cm" svg:y="10.16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255cm" svg:y1="1.905cm" svg:x2="10.476cm" svg:y2="10.795cm" draw:start-shape="id19" draw:start-glue-point="2" draw:end-shape="id22" draw:end-glue-point="3" svg:d="M8255 1905v8890h2221">
          <text:p/>
        </draw:connector>
        <draw:custom-shape draw:style-name="gr7" draw:text-style-name="P2" xml:id="id28" draw:id="id28" draw:layer="layout" svg:width="3.81cm" svg:height="1.27cm" svg:x="20.32cm" svg:y="14.605cm">
          <text:p text:style-name="P1"><text:span text:style-name="T1">tick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9" draw:id="id29" draw:layer="layout" svg:width="3.81cm" svg:height="1.27cm" svg:x="20.32cm" svg:y="16.51cm">
          <text:p text:style-name="P1"><text:span text:style-name="T1">uploa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4cm" svg:y1="2.222cm" svg:x2="23.177cm" svg:y2="3.81cm" draw:start-shape="id23" draw:start-glue-point="2" draw:end-shape="id24" draw:end-glue-point="1" svg:d="M25400 2222v1588h-2223">
          <text:p/>
        </draw:connector>
        <draw:connector draw:style-name="gr8" draw:text-style-name="P1" draw:layer="layout" svg:x1="25.4cm" svg:y1="2.222cm" svg:x2="23.177cm" svg:y2="5.715cm" draw:start-shape="id23" draw:start-glue-point="2" draw:end-shape="id25" draw:end-glue-point="1" svg:d="M25400 2222v3493h-2223">
          <text:p/>
        </draw:connector>
        <draw:connector draw:style-name="gr8" draw:text-style-name="P1" draw:layer="layout" svg:x1="25.4cm" svg:y1="2.222cm" svg:x2="23.177cm" svg:y2="7.62cm" draw:start-shape="id23" draw:start-glue-point="2" draw:end-shape="id26" draw:end-glue-point="1" svg:d="M25400 2222v5398h-2223">
          <text:p/>
        </draw:connector>
        <draw:connector draw:style-name="gr8" draw:text-style-name="P1" draw:layer="layout" svg:x1="25.4cm" svg:y1="2.222cm" svg:x2="23.812cm" svg:y2="12.382cm" draw:start-shape="id23" draw:start-glue-point="2" draw:end-shape="id27" draw:end-glue-point="1" svg:d="M25400 2222v10160h-1588">
          <text:p/>
        </draw:connector>
        <draw:connector draw:style-name="gr8" draw:text-style-name="P1" draw:layer="layout" svg:x1="25.4cm" svg:y1="2.222cm" svg:x2="24.13cm" svg:y2="15.24cm" draw:start-shape="id23" draw:start-glue-point="2" draw:end-shape="id28" draw:end-glue-point="1" svg:d="M25400 2222v13018h-1270">
          <text:p/>
        </draw:connector>
        <draw:connector draw:style-name="gr8" draw:text-style-name="P1" draw:layer="layout" svg:x1="25.4cm" svg:y1="2.222cm" svg:x2="24.13cm" svg:y2="17.145cm" draw:start-shape="id23" draw:start-glue-point="2" draw:end-shape="id29" draw:end-glue-point="1" svg:d="M25400 2222v14923h-1270">
          <text:p/>
        </draw:connector>
        <draw:connector draw:style-name="gr8" draw:text-style-name="P1" draw:layer="layout" svg:x1="8.255cm" svg:y1="1.905cm" svg:x2="4.128cm" svg:y2="19.05cm" draw:start-shape="id19" draw:start-glue-point="2" draw:end-shape="id30" draw:end-glue-point="1" svg:d="M8255 1905v17145h-4127">
          <text:p/>
        </draw:connector>
        <draw:connector draw:style-name="gr10" draw:text-style-name="P1" draw:layer="layout" draw:type="line" svg:x1="10.795cm" svg:y1="16.827cm" svg:x2="4.128cm" svg:y2="19.05cm" draw:start-shape="id21" draw:start-glue-point="3" draw:end-shape="id30" draw:end-glue-point="1" svg:d="M10795 16827l-6667 2223">
          <text:p/>
        </draw:connector>
        <draw:connector draw:style-name="gr8" draw:text-style-name="P1" draw:layer="layout" svg:x1="8.255cm" svg:y1="1.905cm" svg:x2="4.128cm" svg:y2="16.828cm" draw:start-shape="id19" draw:start-glue-point="2" draw:end-shape="id31" draw:end-glue-point="1" svg:d="M8255 1905v14923h-4127">
          <text:p/>
        </draw:connector>
        <draw:connector draw:style-name="gr10" draw:text-style-name="P1" draw:layer="layout" draw:type="line" svg:x1="10.795cm" svg:y1="16.827cm" svg:x2="4.128cm" svg:y2="16.828cm" draw:start-shape="id21" draw:start-glue-point="3" draw:end-shape="id31" svg:d="M10795 16827l-6667 1">
          <text:p/>
        </draw:connector>
        <draw:connector draw:style-name="gr10" draw:text-style-name="P1" draw:layer="layout" draw:type="line" svg:x1="14.606cm" svg:y1="16.827cm" svg:x2="20.32cm" svg:y2="17.145cm" draw:start-shape="id21" draw:start-glue-point="1" draw:end-shape="id29" draw:end-glue-point="3" svg:d="M14606 16827l5714 318">
          <text:p/>
        </draw:connector>
        <draw:connector draw:style-name="gr10" draw:text-style-name="P1" draw:layer="layout" draw:type="line" svg:x1="10.795cm" svg:y1="16.827cm" svg:x2="4.128cm" svg:y2="14.605cm" draw:start-shape="id21" draw:start-glue-point="3" draw:end-shape="id32" draw:end-glue-point="1" svg:d="M10795 16827l-6667-2222">
          <text:p/>
        </draw:connector>
        <draw:connector draw:style-name="gr8" draw:text-style-name="P1" draw:layer="layout" svg:x1="8.255cm" svg:y1="1.905cm" svg:x2="4.128cm" svg:y2="14.605cm" draw:start-shape="id19" draw:start-glue-point="2" draw:end-shape="id32" draw:end-glue-point="1" svg:d="M8255 1905v12700h-4127">
          <text:p/>
        </draw:connector>
        <draw:custom-shape draw:style-name="gr3" draw:text-style-name="P2" xml:id="id33" draw:id="id33" draw:layer="layout" svg:width="3.811cm" svg:height="1.27cm" svg:x="12.381cm" svg:y="6.667cm">
          <text:p text:style-name="P1"><text:span text:style-name="T1">click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1.43cm" svg:y1="3.81cm" svg:x2="12.381cm" svg:y2="7.302cm" draw:start-shape="id20" draw:start-glue-point="2" draw:end-shape="id33" draw:end-glue-point="3" svg:d="M11430 3810v3492h951">
          <text:p/>
        </draw:connector>
        <draw:connector draw:style-name="gr10" draw:text-style-name="P1" draw:layer="layout" draw:type="line" svg:x1="16.192cm" svg:y1="7.302cm" svg:x2="19.367cm" svg:y2="3.81cm" draw:start-shape="id33" draw:start-glue-point="1" draw:end-shape="id24" draw:end-glue-point="3" svg:d="M16192 7302l3175-3492">
          <text:p/>
        </draw:connector>
        <draw:connector draw:style-name="gr10" draw:text-style-name="P1" draw:layer="layout" draw:type="line" svg:x1="16.192cm" svg:y1="7.302cm" svg:x2="19.367cm" svg:y2="5.715cm" draw:start-shape="id33" draw:start-glue-point="1" draw:end-shape="id25" draw:end-glue-point="3" svg:d="M16192 7302l3175-1587">
          <text:p/>
        </draw:connector>
        <draw:connector draw:style-name="gr10" draw:text-style-name="P1" draw:layer="layout" draw:type="line" svg:x1="16.192cm" svg:y1="7.302cm" svg:x2="19.367cm" svg:y2="7.62cm" draw:start-shape="id33" draw:start-glue-point="1" draw:end-shape="id26" svg:d="M16192 7302l3175 318">
          <text:p/>
        </draw:connector>
        <draw:connector draw:style-name="gr10" draw:text-style-name="P1" draw:layer="layout" draw:type="line" svg:x1="16.192cm" svg:y1="7.302cm" svg:x2="20.002cm" svg:y2="12.382cm" draw:start-shape="id33" draw:start-glue-point="1" draw:end-shape="id27" draw:end-glue-point="3" svg:d="M16192 7302l3810 5080">
          <text:p/>
        </draw:connector>
        <draw:custom-shape draw:style-name="gr7" draw:text-style-name="P2" xml:id="id34" draw:id="id34" draw:layer="layout" svg:width="4.445cm" svg:height="1.27cm" svg:x="19.367cm" svg:y="8.89cm">
          <text:p text:style-name="P1"><text:span text:style-name="T1">activateMinio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5.4cm" svg:y1="2.222cm" svg:x2="23.812cm" svg:y2="9.525cm" draw:start-shape="id23" draw:start-glue-point="2" draw:end-shape="id34" draw:end-glue-point="1" svg:d="M25400 2222v7303h-1588">
          <text:p/>
        </draw:connector>
        <draw:connector draw:style-name="gr10" draw:text-style-name="P1" draw:layer="layout" draw:type="line" svg:x1="16.192cm" svg:y1="7.302cm" svg:x2="19.367cm" svg:y2="9.525cm" draw:start-shape="id33" draw:start-glue-point="1" draw:end-shape="id34" draw:end-glue-point="3" svg:d="M16192 7302l3175 2223">
          <text:p/>
        </draw:connector>
        <draw:connector draw:style-name="gr10" draw:text-style-name="P1" draw:layer="layout" draw:type="line" svg:x1="14.287cm" svg:y1="10.795cm" svg:x2="20.32cm" svg:y2="15.24cm" draw:start-shape="id22" draw:start-glue-point="1" draw:end-shape="id28" draw:end-glue-point="3" svg:d="M14287 10795l6033 4445">
          <text:p/>
        </draw:connector>
        <draw:connector draw:style-name="gr10" draw:text-style-name="P1" draw:layer="layout" draw:type="line" svg:x1="10.476cm" svg:y1="10.795cm" svg:x2="4.128cm" svg:y2="12.065cm" draw:start-shape="id22" draw:start-glue-point="3" draw:end-shape="id35" draw:end-glue-point="1" svg:d="M10476 10795l-6348 1270">
          <text:p/>
        </draw:connector>
        <draw:connector draw:style-name="gr8" draw:text-style-name="P1" draw:layer="layout" svg:x1="8.255cm" svg:y1="1.905cm" svg:x2="4.128cm" svg:y2="12.065cm" draw:start-shape="id19" draw:start-glue-point="2" draw:end-shape="id35" draw:end-glue-point="1" svg:d="M8255 1905v10160h-4127">
          <text:p/>
        </draw:connector>
        <draw:connector draw:style-name="gr11" draw:text-style-name="P1" draw:layer="layout" svg:x1="16.192cm" svg:y1="7.302cm" svg:x2="14.287cm" svg:y2="10.795cm" draw:start-shape="id33" draw:start-glue-point="1" draw:end-shape="id22" draw:end-glue-point="1" svg:d="M16192 7302h500v3493h-2405">
          <text:p/>
        </draw:connector>
        <draw:custom-shape draw:style-name="gr9" draw:text-style-name="P2" xml:id="id37" draw:id="id37" draw:layer="layout" svg:width="2.858cm" svg:height="1.27cm" svg:x="1.27cm" svg:y="6.35cm">
          <text:p text:style-name="P2"><text:span text:style-name="T1">buffer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8" draw:id="id38" draw:layer="layout" svg:width="2.858cm" svg:height="1.27cm" svg:x="1.27cm" svg:y="8.255cm">
          <text:p text:style-name="P2"><text:span text:style-name="T1">buffer2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36" draw:id="id36" draw:layer="layout" svg:width="3.81cm" svg:height="1.27cm" svg:x="0.635cm" svg:y="4.762cm">
          <text:p text:style-name="P2"><text:span text:style-name="T1">activeBuff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255cm" svg:y1="1.905cm" svg:x2="4.445cm" svg:y2="5.397cm" draw:start-shape="id19" draw:start-glue-point="2" draw:end-shape="id36" draw:end-glue-point="1" svg:d="M8255 1905v3492h-3810">
          <text:p/>
        </draw:connector>
        <draw:connector draw:style-name="gr4" draw:text-style-name="P1" draw:layer="layout" svg:x1="8.255cm" svg:y1="1.905cm" svg:x2="4.128cm" svg:y2="6.985cm" draw:start-shape="id19" draw:start-glue-point="2" draw:end-shape="id37" draw:end-glue-point="1" svg:d="M8255 1905v5080h-4127">
          <text:p/>
        </draw:connector>
        <draw:connector draw:style-name="gr4" draw:text-style-name="P1" draw:layer="layout" svg:x1="8.255cm" svg:y1="1.905cm" svg:x2="4.128cm" svg:y2="8.89cm" draw:start-shape="id19" draw:start-glue-point="2" draw:end-shape="id38" draw:end-glue-point="1" svg:d="M8255 1905v6985h-4127">
          <text:p/>
        </draw:connecto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office" presentation:presentation-page-layout-name="AL1T0">
        <draw:connector draw:style-name="gr10" draw:text-style-name="P1" draw:layer="layout" draw:type="line" svg:x1="15.557cm" svg:y1="6.349cm" svg:x2="22.225cm" svg:y2="1.587cm" draw:start-shape="id39" draw:start-glue-point="3" draw:end-shape="id40" draw:end-glue-point="3" svg:d="M15557 6349l6668-4762">
          <text:p/>
        </draw:connector>
        <draw:connector draw:style-name="gr10" draw:text-style-name="P1" draw:layer="layout" draw:type="line" svg:x1="7.302cm" svg:y1="5.397cm" svg:x2="22.225cm" svg:y2="1.587cm" draw:start-shape="id41" draw:start-glue-point="1" draw:end-shape="id40" svg:d="M7302 5397l14923-3810">
          <text:p/>
        </draw:connector>
        <draw:connector draw:style-name="gr10" draw:text-style-name="P1" draw:layer="layout" draw:type="line" svg:x1="7.302cm" svg:y1="3.174cm" svg:x2="15.557cm" svg:y2="5.397cm" draw:start-shape="id42" draw:start-glue-point="1" draw:end-shape="id43" svg:d="M7302 3174l8255 2223">
          <text:p/>
        </draw:connector>
        <draw:custom-shape draw:style-name="gr7" draw:text-style-name="P4" xml:id="id62" draw:id="id62" draw:layer="layout" svg:width="1.587cm" svg:height="0.635cm" svg:x="0.635cm" svg:y="0.952cm">
          <text:p text:style-name="P1"><text:span text:style-name="T2">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4" draw:id="id64" draw:layer="layout" svg:width="3.492cm" svg:height="0.635cm" svg:x="3.81cm" svg:y="7.6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5" draw:id="id65" draw:layer="layout" svg:width="3.492cm" svg:height="0.635cm" svg:x="3.81cm" svg:y="9.207cm">
          <text:p text:style-name="P1"><text:span text:style-name="T2">get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8" draw:id="id68" draw:layer="layout" svg:width="3.492cm" svg:height="0.635cm" svg:x="3.493cm" svg:y="11.747cm">
          <text:p text:style-name="P1"><text:span text:style-name="T2">sync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1" draw:id="id41" draw:layer="layout" svg:width="3.492cm" svg:height="0.635cm" svg:x="3.81cm" svg:y="5.08cm">
          <text:p text:style-name="P1"><text:span text:style-name="T2">activeMin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2" draw:id="id42" draw:layer="layout" svg:width="3.492cm" svg:height="0.635cm" svg:x="3.81cm" svg:y="2.857cm">
          <text:p text:style-name="P1"><text:span text:style-name="T2">startu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9" draw:id="id69" draw:layer="layout" svg:width="3.492cm" svg:height="3.176cm" svg:x="3.81cm" svg:y="13.017cm">
          <text:p text:style-name="P1"><text:span text:style-name="T2">tick</text:span></text:p>
          <text:p text:style-name="P1"><text:span text:style-name="T2">-----------</text:span></text:p>
          <text:p text:style-name="P1"><text:span text:style-name="T2">reorder buffer</text:span></text:p>
          <text:p text:style-name="P1"><text:span text:style-name="T2">process buffer</text:span></text:p>
          <text:p text:style-name="P1"><text:span text:style-name="T2">process minions</text:span></text:p>
          <text:p text:style-name="P1"><text:span text:style-name="T2">create live book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xml:id="id67" draw:id="id67" draw:layer="layout" svg:width="3.492cm" svg:height="0.635cm" svg:x="8.89cm" svg:y="19.685cm">
          <text:p text:style-name="P1"><text:span text:style-name="T2">uploa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6" draw:id="id46" draw:layer="layout" svg:width="2.222cm" svg:height="0.635cm" svg:x="18.732cm" svg:y="4.762cm">
          <text:p text:style-name="P1"><text:span text:style-name="T2">SESS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0" draw:id="id40" draw:layer="layout" svg:width="3.492cm" svg:height="0.635cm" svg:x="22.225cm" svg:y="1.27cm">
          <text:p text:style-name="P1"><text:span text:style-name="T2">kara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92cm" svg:height="0.635cm" svg:x="23.813cm" svg:y="4.445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4" draw:id="id44" draw:layer="layout" svg:width="1.905cm" svg:height="0.635cm" svg:x="7.62cm" svg:y="0.317cm">
          <text:p text:style-name="P1"><text:span text:style-name="T2">wsdb.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5" draw:id="id45" draw:layer="layout" svg:width="2.54cm" svg:height="0.635cm" svg:x="9.207cm" svg:y="1.27cm">
          <text:p text:style-name="P1"><text:span text:style-name="T2">createTabl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572cm" svg:y1="0.952cm" svg:x2="9.207cm" svg:y2="1.587cm" draw:start-shape="id44" draw:start-glue-point="2" draw:end-shape="id45" svg:d="M8572 952v635h635">
          <text:p/>
        </draw:connector>
        <draw:connector draw:style-name="gr10" draw:text-style-name="P1" draw:layer="layout" draw:type="line" svg:x1="7.302cm" svg:y1="3.174cm" svg:x2="9.207cm" svg:y2="1.587cm" draw:start-shape="id42" draw:start-glue-point="1" draw:end-shape="id45" draw:end-glue-point="3" svg:d="M7302 3174l1905-1587">
          <text:p/>
        </draw:connector>
        <draw:custom-shape draw:style-name="gr7" draw:text-style-name="P4" xml:id="id47" draw:id="id47" draw:layer="layout" svg:width="1.905cm" svg:height="0.635cm" svg:x="21.59cm" svg:y="5.715cm">
          <text:p text:style-name="P1"><text:span text:style-name="T2">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8" draw:id="id48" draw:layer="layout" svg:width="1.905cm" svg:height="0.635cm" svg:x="21.59cm" svg:y="6.685cm">
          <text:p text:style-name="P1"><text:span text:style-name="T2">lastCou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9" draw:id="id49" draw:layer="layout" svg:width="1.905cm" svg:height="0.635cm" svg:x="22.86cm" svg:y="19.05cm">
          <text:p text:style-name="P1"><text:span text:style-name="T2">socket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0" draw:id="id50" draw:layer="layout" svg:width="1.905cm" svg:height="0.635cm" svg:x="21.59cm" svg:y="7.62cm">
          <text:p text:style-name="P1"><text:span text:style-name="T2">bookBid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1" draw:id="id51" draw:layer="layout" svg:width="1.905cm" svg:height="0.635cm" svg:x="21.59cm" svg:y="8.89cm">
          <text:p text:style-name="P1"><text:span text:style-name="T2">bookAsk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2" draw:id="id52" draw:layer="layout" svg:width="2.54cm" svg:height="0.635cm" svg:x="21.59cm" svg:y="10.178cm">
          <text:p text:style-name="P1"><text:span text:style-name="T2">bookSequ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3" draw:id="id53" draw:layer="layout" svg:width="2.54cm" svg:height="0.635cm" svg:x="21.59cm" svg:y="11.112cm">
          <text:p text:style-name="P1"><text:span text:style-name="T2">bufferFir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4" draw:id="id54" draw:layer="layout" svg:width="2.54cm" svg:height="0.635cm" svg:x="21.59cm" svg:y="12.083cm">
          <text:p text:style-name="P1"><text:span text:style-name="T2">bufferLa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5" draw:id="id55" draw:layer="layout" svg:width="2.54cm" svg:height="0.635cm" svg:x="21.59cm" svg:y="13.018cm">
          <text:p text:style-name="P1"><text:span text:style-name="T2">startLiveBook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6" draw:id="id56" draw:layer="layout" svg:width="2.54cm" svg:height="0.635cm" svg:x="21.59cm" svg:y="13.97cm">
          <text:p text:style-name="P1"><text:span text:style-name="T2">currentSequenc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7" draw:id="id57" draw:layer="layout" svg:width="2.54cm" svg:height="0.635cm" svg:x="21.59cm" svg:y="14.923cm">
          <text:p text:style-name="P1"><text:span text:style-name="T2">msg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302cm" svg:y1="3.174cm" svg:x2="18.732cm" svg:y2="5.079cm" draw:start-shape="id42" draw:start-glue-point="1" draw:end-shape="id46" svg:d="M7302 3174l11430 1905">
          <text:p/>
        </draw:connector>
        <draw:connector draw:style-name="gr8" draw:text-style-name="P1" draw:layer="layout" svg:x1="19.843cm" svg:y1="5.397cm" svg:x2="21.59cm" svg:y2="6.032cm" draw:start-shape="id46" draw:start-glue-point="2" draw:end-shape="id47" draw:end-glue-point="3" svg:d="M19843 5397v635h1747">
          <text:p/>
        </draw:connector>
        <draw:connector draw:style-name="gr8" draw:text-style-name="P1" draw:layer="layout" svg:x1="19.843cm" svg:y1="5.397cm" svg:x2="21.59cm" svg:y2="7.002cm" draw:start-shape="id46" draw:start-glue-point="2" draw:end-shape="id48" draw:end-glue-point="3" svg:d="M19843 5397v1605h1747">
          <text:p/>
        </draw:connector>
        <draw:connector draw:style-name="gr8" draw:text-style-name="P1" draw:layer="layout" svg:x1="19.843cm" svg:y1="5.397cm" svg:x2="22.86cm" svg:y2="19.367cm" draw:start-shape="id46" draw:start-glue-point="2" draw:end-shape="id49" draw:end-glue-point="3" svg:d="M19843 5397v13970h3017">
          <text:p/>
        </draw:connector>
        <draw:connector draw:style-name="gr8" draw:text-style-name="P1" draw:layer="layout" svg:x1="21.59cm" svg:y1="7.937cm" svg:x2="19.843cm" svg:y2="5.397cm" draw:start-shape="id50" draw:start-glue-point="3" draw:end-shape="id46" draw:end-glue-point="2" svg:d="M21590 7937h-1747v-2540">
          <text:p/>
        </draw:connector>
        <draw:connector draw:style-name="gr8" draw:text-style-name="P1" draw:layer="layout" svg:x1="21.59cm" svg:y1="9.207cm" svg:x2="19.843cm" svg:y2="5.397cm" draw:start-shape="id51" draw:start-glue-point="3" draw:end-shape="id46" draw:end-glue-point="2" svg:d="M21590 9207h-1747v-3810">
          <text:p/>
        </draw:connector>
        <draw:connector draw:style-name="gr8" draw:text-style-name="P1" draw:layer="layout" svg:x1="21.59cm" svg:y1="10.495cm" svg:x2="19.843cm" svg:y2="5.397cm" draw:start-shape="id52" draw:start-glue-point="3" draw:end-shape="id46" draw:end-glue-point="2" svg:d="M21590 10495h-1747v-5098">
          <text:p/>
        </draw:connector>
        <draw:connector draw:style-name="gr8" draw:text-style-name="P1" draw:layer="layout" svg:x1="21.59cm" svg:y1="11.429cm" svg:x2="19.843cm" svg:y2="5.397cm" draw:start-shape="id53" draw:start-glue-point="3" draw:end-shape="id46" draw:end-glue-point="2" svg:d="M21590 11429h-1747v-6032">
          <text:p/>
        </draw:connector>
        <draw:connector draw:style-name="gr8" draw:text-style-name="P1" draw:layer="layout" svg:x1="21.59cm" svg:y1="12.4cm" svg:x2="19.843cm" svg:y2="5.397cm" draw:start-shape="id54" draw:start-glue-point="3" draw:end-shape="id46" draw:end-glue-point="2" svg:d="M21590 12400h-1747v-7003">
          <text:p/>
        </draw:connector>
        <draw:connector draw:style-name="gr8" draw:text-style-name="P1" draw:layer="layout" svg:x1="21.59cm" svg:y1="13.335cm" svg:x2="19.843cm" svg:y2="5.397cm" draw:start-shape="id55" draw:start-glue-point="3" draw:end-shape="id46" draw:end-glue-point="2" svg:d="M21590 13335h-1747v-7938">
          <text:p/>
        </draw:connector>
        <draw:connector draw:style-name="gr8" draw:text-style-name="P1" draw:layer="layout" svg:x1="21.59cm" svg:y1="14.287cm" svg:x2="19.843cm" svg:y2="5.397cm" draw:start-shape="id56" draw:start-glue-point="3" draw:end-shape="id46" draw:end-glue-point="2" svg:d="M21590 14287h-1747v-8890">
          <text:p/>
        </draw:connector>
        <draw:connector draw:style-name="gr8" draw:text-style-name="P1" draw:layer="layout" svg:x1="21.59cm" svg:y1="15.24cm" svg:x2="19.843cm" svg:y2="5.397cm" draw:start-shape="id57" draw:start-glue-point="3" draw:end-shape="id46" draw:end-glue-point="2" svg:d="M21590 15240h-1747v-9843">
          <text:p/>
        </draw:connector>
        <draw:custom-shape draw:style-name="gr7" draw:text-style-name="P4" xml:id="id58" draw:id="id58" draw:layer="layout" svg:width="2.54cm" svg:height="0.635cm" svg:x="13.017cm" svg:y="3.81cm">
          <text:p text:style-name="P1"><text:span text:style-name="T2">exchange.php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557cm" svg:y2="5.397cm" draw:start-shape="id58" draw:start-glue-point="2" draw:end-shape="id43" draw:end-glue-point="3" svg:d="M14287 4445v952h1270">
          <text:p/>
        </draw:connector>
        <draw:custom-shape draw:style-name="gr7" draw:text-style-name="P4" xml:id="id59" draw:id="id59" draw:layer="layout" svg:width="2.54cm" svg:height="0.635cm" svg:x="21.59cm" svg:y="16.192cm">
          <text:p text:style-name="P1"><text:span text:style-name="T2">debug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843cm" svg:y1="5.397cm" svg:x2="21.59cm" svg:y2="16.509cm" draw:start-shape="id46" draw:start-glue-point="2" draw:end-shape="id59" draw:end-glue-point="3" svg:d="M19843 5397v11112h1747">
          <text:p/>
        </draw:connector>
        <draw:connector draw:style-name="gr10" draw:text-style-name="P1" draw:layer="layout" draw:type="line" svg:x1="15.557cm" svg:y1="5.397cm" svg:x2="21.59cm" svg:y2="16.509cm" draw:start-shape="id43" draw:start-glue-point="3" draw:end-shape="id59" draw:end-glue-point="3" svg:d="M15557 5397l6033 11112">
          <text:p/>
        </draw:connector>
        <draw:connector draw:style-name="gr8" draw:text-style-name="P1" draw:layer="layout" svg:x1="10.477cm" svg:y1="8.572cm" svg:x2="11.43cm" svg:y2="9.859cm" draw:start-shape="id60" draw:start-glue-point="2" draw:end-shape="id61" draw:end-glue-point="3" svg:d="M10477 8572v1287h953">
          <text:p/>
        </draw:connector>
        <draw:connector draw:style-name="gr10" draw:text-style-name="P1" draw:layer="layout" draw:type="line" svg:x1="7.302cm" svg:y1="3.174cm" svg:x2="11.43cm" svg:y2="9.859cm" draw:start-shape="id42" draw:start-glue-point="1" draw:end-shape="id61" draw:end-glue-point="3" svg:d="M7302 3174l4128 6685">
          <text:p/>
        </draw:connector>
        <draw:connector draw:style-name="gr10" draw:text-style-name="P1" draw:layer="layout" draw:type="line" svg:x1="11.43cm" svg:y1="9.859cm" svg:x2="22.225cm" svg:y2="1.587cm" draw:start-shape="id61" draw:start-glue-point="3" draw:end-shape="id40" draw:end-glue-point="3" svg:d="M11430 9859l10795-8272">
          <text:p/>
        </draw:connector>
        <draw:connector draw:style-name="gr8" draw:text-style-name="P1" draw:layer="layout" svg:x1="1.428cm" svg:y1="1.587cm" svg:x2="3.81cm" svg:y2="3.174cm" draw:start-shape="id62" draw:start-glue-point="2" draw:end-shape="id42" draw:end-glue-point="3" svg:d="M1428 1587v1587h2382">
          <text:p/>
        </draw:connector>
        <draw:connector draw:style-name="gr8" draw:text-style-name="P1" draw:layer="layout" svg:x1="1.428cm" svg:y1="1.587cm" svg:x2="3.81cm" svg:y2="5.397cm" draw:start-shape="id62" draw:start-glue-point="2" draw:end-shape="id41" draw:end-glue-point="3" svg:d="M1428 1587v3810h2382">
          <text:p/>
        </draw:connector>
        <draw:connector draw:style-name="gr8" draw:text-style-name="P1" draw:layer="layout" svg:x1="10.477cm" svg:y1="8.572cm" svg:x2="11.43cm" svg:y2="10.794cm" draw:start-shape="id60" draw:start-glue-point="2" draw:end-shape="id63" draw:end-glue-point="3" svg:d="M10477 8572v2222h953">
          <text:p/>
        </draw:connector>
        <draw:connector draw:style-name="gr10" draw:text-style-name="P1" draw:layer="layout" draw:type="line" svg:x1="7.302cm" svg:y1="5.397cm" svg:x2="11.43cm" svg:y2="10.794cm" draw:start-shape="id41" draw:start-glue-point="1" draw:end-shape="id63" draw:end-glue-point="3" svg:d="M7302 5397l4128 5397">
          <text:p/>
        </draw:connector>
        <draw:connector draw:style-name="gr8" draw:text-style-name="P1" draw:layer="layout" svg:x1="1.428cm" svg:y1="1.587cm" svg:x2="3.81cm" svg:y2="7.937cm" draw:start-shape="id62" draw:start-glue-point="2" draw:end-shape="id64" draw:end-glue-point="3" svg:d="M1428 1587v6350h2382">
          <text:p/>
        </draw:connector>
        <draw:custom-shape draw:style-name="gr7" draw:text-style-name="P4" xml:id="id39" draw:id="id39" draw:layer="layout" svg:width="2.54cm" svg:height="0.635cm" svg:x="15.557cm" svg:y="6.032cm">
          <text:p text:style-name="P1"><text:span text:style-name="T2">getBalanc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557cm" svg:y2="6.349cm" draw:start-shape="id58" draw:start-glue-point="2" draw:end-shape="id39" draw:end-glue-point="3" svg:d="M14287 4445v1904h1270">
          <text:p/>
        </draw:connector>
        <draw:connector draw:style-name="gr10" draw:text-style-name="P1" draw:layer="layout" draw:type="line" svg:x1="7.302cm" svg:y1="7.937cm" svg:x2="15.557cm" svg:y2="6.349cm" draw:start-shape="id64" draw:start-glue-point="1" draw:end-shape="id39" draw:end-glue-point="3" svg:d="M7302 7937l8255-1588">
          <text:p/>
        </draw:connector>
        <draw:connector draw:style-name="gr8" draw:text-style-name="P1" draw:layer="layout" svg:x1="1.428cm" svg:y1="1.587cm" svg:x2="3.81cm" svg:y2="9.524cm" draw:start-shape="id62" draw:start-glue-point="2" draw:end-shape="id65" draw:end-glue-point="3" svg:d="M1428 1587v7937h2382">
          <text:p/>
        </draw:connector>
        <draw:connector draw:style-name="gr8" draw:text-style-name="P1" draw:layer="layout" svg:x1="14.287cm" svg:y1="4.445cm" svg:x2="15.557cm" svg:y2="7.302cm" draw:start-shape="id58" draw:start-glue-point="2" draw:end-shape="id66" draw:end-glue-point="3" svg:d="M14287 4445v2857h1270">
          <text:p/>
        </draw:connector>
        <draw:connector draw:style-name="gr10" draw:text-style-name="P1" draw:layer="layout" draw:type="line" svg:x1="7.302cm" svg:y1="9.524cm" svg:x2="15.557cm" svg:y2="7.302cm" draw:start-shape="id65" draw:start-glue-point="1" draw:end-shape="id66" svg:d="M7302 9524l8255-2222">
          <text:p/>
        </draw:connector>
        <draw:connector draw:style-name="gr10" draw:text-style-name="P1" draw:layer="layout" draw:type="line" svg:x1="15.557cm" svg:y1="7.302cm" svg:x2="21.59cm" svg:y2="10.495cm" draw:start-shape="id66" draw:start-glue-point="3" draw:end-shape="id52" draw:end-glue-point="3" svg:d="M15557 7302l6033 3193">
          <text:p/>
        </draw:connector>
        <draw:connector draw:style-name="gr10" draw:text-style-name="P1" draw:layer="layout" draw:type="line" svg:x1="15.557cm" svg:y1="7.302cm" svg:x2="21.59cm" svg:y2="7.937cm" draw:start-shape="id66" draw:start-glue-point="3" draw:end-shape="id50" draw:end-glue-point="3" svg:d="M15557 7302l6033 635">
          <text:p/>
        </draw:connector>
        <draw:connector draw:style-name="gr10" draw:text-style-name="P1" draw:layer="layout" draw:type="line" svg:x1="15.557cm" svg:y1="7.302cm" svg:x2="21.59cm" svg:y2="9.207cm" draw:start-shape="id66" draw:start-glue-point="3" draw:end-shape="id51" svg:d="M15557 7302l6033 1905">
          <text:p/>
        </draw:connector>
        <draw:connector draw:style-name="gr8" draw:text-style-name="P1" draw:layer="layout" svg:x1="1.428cm" svg:y1="1.587cm" svg:x2="8.89cm" svg:y2="20.002cm" draw:start-shape="id62" draw:start-glue-point="2" draw:end-shape="id67" draw:end-glue-point="3" svg:d="M1428 1587v18415h7462">
          <text:p/>
        </draw:connector>
        <draw:connector draw:style-name="gr10" draw:text-style-name="P1" draw:layer="layout" draw:type="line" svg:x1="12.382cm" svg:y1="20.002cm" svg:x2="22.86cm" svg:y2="19.367cm" draw:start-shape="id67" draw:start-glue-point="1" draw:end-shape="id49" svg:d="M12382 20002l10478-635">
          <text:p/>
        </draw:connector>
        <draw:connector draw:style-name="gr10" draw:text-style-name="P1" draw:layer="layout" draw:type="line" svg:x1="12.382cm" svg:y1="20.002cm" svg:x2="21.59cm" svg:y2="11.429cm" draw:start-shape="id67" draw:start-glue-point="1" draw:end-shape="id53" svg:d="M12382 20002l9208-8573">
          <text:p/>
        </draw:connector>
        <draw:connector draw:style-name="gr10" draw:text-style-name="P1" draw:layer="layout" draw:type="line" svg:x1="12.382cm" svg:y1="20.002cm" svg:x2="21.59cm" svg:y2="12.4cm" draw:start-shape="id67" draw:start-glue-point="1" draw:end-shape="id54" draw:end-glue-point="3" svg:d="M12382 20002l9208-7602">
          <text:p/>
        </draw:connector>
        <draw:connector draw:style-name="gr10" draw:text-style-name="P1" draw:layer="layout" draw:type="line" svg:x1="21.59cm" svg:y1="6.032cm" svg:x2="12.382cm" svg:y2="20.002cm" draw:start-shape="id47" draw:start-glue-point="3" draw:end-shape="id67" draw:end-glue-point="1" svg:d="M21590 6032l-9208 13970">
          <text:p/>
        </draw:connector>
        <draw:connector draw:style-name="gr10" draw:text-style-name="P1" draw:layer="layout" draw:type="line" svg:x1="12.382cm" svg:y1="20.002cm" svg:x2="22.225cm" svg:y2="1.587cm" draw:start-shape="id67" draw:start-glue-point="1" draw:end-shape="id40" draw:end-glue-point="3" svg:d="M12382 20002l9843-18415">
          <text:p/>
        </draw:connector>
        <draw:connector draw:style-name="gr8" draw:text-style-name="P1" draw:layer="layout" svg:x1="1.428cm" svg:y1="1.587cm" svg:x2="3.493cm" svg:y2="12.064cm" draw:start-shape="id62" draw:start-glue-point="2" draw:end-shape="id68" draw:end-glue-point="3" svg:d="M1428 1587v10477h2065">
          <text:p/>
        </draw:connector>
        <draw:connector draw:style-name="gr10" draw:text-style-name="P1" draw:layer="layout" draw:type="line" svg:x1="22.86cm" svg:y1="19.367cm" svg:x2="6.985cm" svg:y2="12.064cm" draw:start-shape="id49" draw:start-glue-point="3" draw:end-shape="id68" svg:d="M22860 19367l-15875-7303">
          <text:p/>
        </draw:connector>
        <draw:connector draw:style-name="gr10" draw:text-style-name="P1" draw:layer="layout" draw:type="line" svg:x1="21.59cm" svg:y1="10.495cm" svg:x2="6.985cm" svg:y2="12.064cm" draw:start-shape="id52" draw:start-glue-point="3" draw:end-shape="id68" svg:d="M21590 10495l-14605 1569">
          <text:p/>
        </draw:connector>
        <draw:connector draw:style-name="gr10" draw:text-style-name="P1" draw:layer="layout" draw:type="line" svg:x1="21.59cm" svg:y1="11.429cm" svg:x2="6.985cm" svg:y2="12.064cm" draw:start-shape="id53" draw:start-glue-point="3" draw:end-shape="id68" svg:d="M21590 11429l-14605 635">
          <text:p/>
        </draw:connector>
        <draw:connector draw:style-name="gr10" draw:text-style-name="P1" draw:layer="layout" draw:type="line" svg:x1="6.985cm" svg:y1="12.064cm" svg:x2="21.59cm" svg:y2="13.335cm" draw:start-shape="id68" draw:start-glue-point="1" draw:end-shape="id55" svg:d="M6985 12064l14605 1271">
          <text:p/>
        </draw:connector>
        <draw:custom-shape draw:style-name="gr7" draw:text-style-name="P4" xml:id="id70" draw:id="id70" draw:layer="layout" svg:width="1.587cm" svg:height="0.635cm" svg:x="8.89cm" svg:y="17.78cm">
          <text:p text:style-name="P1"><text:span text:style-name="T2">stopOr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87cm" svg:height="0.635cm" svg:x="6.35cm" svg:y="18.732cm">
          <text:p text:style-name="P1"><text:span text:style-name="T2">nextOrde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7.302cm" svg:y1="14.605cm" svg:x2="22.86cm" svg:y2="19.367cm" draw:start-shape="id69" draw:start-glue-point="1" draw:end-shape="id49" svg:d="M7302 14605l15558 4762">
          <text:p/>
        </draw:connector>
        <draw:connector draw:style-name="gr10" draw:text-style-name="P1" draw:layer="layout" draw:type="line" svg:x1="7.302cm" svg:y1="14.605cm" svg:x2="21.59cm" svg:y2="15.24cm" draw:start-shape="id69" draw:start-glue-point="1" draw:end-shape="id57" draw:end-glue-point="3" svg:d="M7302 14605l14288 635">
          <text:p/>
        </draw:connector>
        <draw:connector draw:style-name="gr10" draw:text-style-name="P1" draw:layer="layout" draw:type="line" svg:x1="21.59cm" svg:y1="14.287cm" svg:x2="7.302cm" svg:y2="14.605cm" draw:start-shape="id56" draw:start-glue-point="3" draw:end-shape="id69" draw:end-glue-point="1" svg:d="M21590 14287l-14288 318">
          <text:p/>
        </draw:connector>
        <draw:connector draw:style-name="gr10" draw:text-style-name="P1" draw:layer="layout" draw:type="line" svg:x1="7.302cm" svg:y1="14.605cm" svg:x2="8.89cm" svg:y2="18.097cm" draw:start-shape="id69" draw:start-glue-point="1" draw:end-shape="id70" draw:end-glue-point="3" svg:d="M7302 14605l1588 3492">
          <text:p/>
        </draw:connector>
        <draw:connector draw:style-name="gr8" draw:text-style-name="P1" draw:layer="layout" svg:x1="5.556cm" svg:y1="16.193cm" svg:x2="8.89cm" svg:y2="18.097cm" draw:start-shape="id69" draw:start-glue-point="2" draw:end-shape="id70" draw:end-glue-point="3" svg:d="M5556 16193v1904h3334">
          <text:p/>
        </draw:connector>
        <draw:connector draw:style-name="gr10" draw:text-style-name="P1" draw:layer="layout" draw:type="line" svg:x1="7.302cm" svg:y1="14.605cm" svg:x2="21.59cm" svg:y2="9.207cm" draw:start-shape="id69" draw:start-glue-point="1" draw:end-shape="id51" svg:d="M7302 14605l14288-5398">
          <text:p/>
        </draw:connector>
        <draw:connector draw:style-name="gr10" draw:text-style-name="P1" draw:layer="layout" draw:type="line" svg:x1="7.302cm" svg:y1="14.605cm" svg:x2="21.59cm" svg:y2="7.937cm" draw:start-shape="id69" draw:start-glue-point="1" draw:end-shape="id50" svg:d="M7302 14605l14288-6668">
          <text:p/>
        </draw:connector>
        <draw:connector draw:style-name="gr8" draw:text-style-name="P1" draw:layer="layout" svg:x1="10.477cm" svg:y1="8.572cm" svg:x2="11.43cm" svg:y2="17.144cm" draw:start-shape="id60" draw:start-glue-point="2" draw:end-shape="id71" draw:end-glue-point="3" svg:d="M10477 8572v8572h953">
          <text:p/>
        </draw:connector>
        <draw:connector draw:style-name="gr10" draw:text-style-name="P1" draw:layer="layout" draw:type="line" svg:x1="7.302cm" svg:y1="14.605cm" svg:x2="11.43cm" svg:y2="17.144cm" draw:start-shape="id69" draw:start-glue-point="1" draw:end-shape="id71" draw:end-glue-point="3" svg:d="M7302 14605l4128 2539">
          <text:p/>
        </draw:connector>
        <draw:connector draw:style-name="gr10" draw:text-style-name="P1" draw:layer="layout" draw:type="line" svg:x1="11.43cm" svg:y1="17.144cm" svg:x2="21.59cm" svg:y2="16.509cm" draw:start-shape="id71" draw:start-glue-point="3" draw:end-shape="id59" draw:end-glue-point="3" svg:d="M11430 17144l10160-635">
          <text:p/>
        </draw:connector>
        <draw:custom-shape draw:style-name="gr7" draw:text-style-name="P4" xml:id="id72" draw:id="id72" draw:layer="layout" svg:width="1.905cm" svg:height="0.635cm" svg:x="25.4cm" svg:y="7.937cm">
          <text:p text:style-name="P1"><text:span text:style-name="T2">minion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843cm" svg:y1="5.397cm" svg:x2="25.4cm" svg:y2="8.254cm" draw:start-shape="id46" draw:start-glue-point="2" draw:end-shape="id72" draw:end-glue-point="3" svg:d="M19843 5397v2857h5557">
          <text:p/>
        </draw:connector>
        <draw:connector draw:style-name="gr10" draw:text-style-name="P1" draw:layer="layout" draw:type="line" svg:x1="11.43cm" svg:y1="9.859cm" svg:x2="25.4cm" svg:y2="8.254cm" draw:start-shape="id61" draw:start-glue-point="3" draw:end-shape="id72" draw:end-glue-point="3" svg:d="M11430 9859l13970-1605">
          <text:p/>
        </draw:connector>
        <draw:custom-shape draw:style-name="gr7" draw:text-style-name="P4" xml:id="id73" draw:id="id73" draw:layer="layout" svg:width="2.54cm" svg:height="0.635cm" svg:x="15.24cm" svg:y="8.589cm">
          <text:p text:style-name="P1"><text:span text:style-name="T2">placeOrd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4.287cm" svg:y1="4.445cm" svg:x2="15.24cm" svg:y2="8.906cm" draw:start-shape="id58" draw:start-glue-point="2" draw:end-shape="id73" draw:end-glue-point="3" svg:d="M14287 4445v4461h953">
          <text:p/>
        </draw:connector>
        <draw:connector draw:style-name="gr10" draw:text-style-name="P1" draw:layer="layout" draw:type="line" svg:x1="13.97cm" svg:y1="17.144cm" svg:x2="15.24cm" svg:y2="8.906cm" draw:start-shape="id71" draw:start-glue-point="1" draw:end-shape="id73" draw:end-glue-point="3" svg:d="M13970 17144l1270-8238">
          <text:p/>
        </draw:connector>
        <draw:connector draw:style-name="gr8" draw:text-style-name="P1" draw:layer="layout" svg:x1="1.428cm" svg:y1="1.587cm" svg:x2="3.81cm" svg:y2="14.605cm" draw:start-shape="id62" draw:start-glue-point="2" draw:end-shape="id69" draw:end-glue-point="3" svg:d="M1428 1587v13018h2382">
          <text:p/>
        </draw:connector>
        <draw:custom-shape draw:style-name="gr7" draw:text-style-name="P4" xml:id="id61" draw:id="id61" draw:layer="layout" svg:width="2.54cm" svg:height="0.635cm" svg:x="11.43cm" svg:y="9.542cm">
          <text:p text:style-name="P1"><text:span text:style-name="T2">loadMinion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3" draw:id="id63" draw:layer="layout" svg:width="2.54cm" svg:height="0.635cm" svg:x="11.43cm" svg:y="10.477cm">
          <text:p text:style-name="P1"><text:span text:style-name="T2">activateMin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71" draw:id="id71" draw:layer="layout" svg:width="2.54cm" svg:height="0.635cm" svg:x="11.43cm" svg:y="16.827cm">
          <text:p text:style-name="P1"><text:span text:style-name="T2">ac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0" draw:id="id60" draw:layer="layout" svg:width="2.54cm" svg:height="0.635cm" svg:x="9.207cm" svg:y="7.937cm">
          <text:p text:style-name="P1"><text:span text:style-name="T2">minions.php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3" draw:id="id43" draw:layer="layout" svg:width="2.54cm" svg:height="0.635cm" svg:x="15.557cm" svg:y="5.08cm">
          <text:p text:style-name="P1"><text:span text:style-name="T2">getOpenOrder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6" draw:id="id66" draw:layer="layout" svg:width="2.54cm" svg:height="0.635cm" svg:x="15.557cm" svg:y="6.985cm">
          <text:p text:style-name="P1"><text:span text:style-name="T2">getOrderBoo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ffice-background" style:family="presentation">
      <style:graphic-properties draw:stroke="none" draw:fill="none"/>
      <style:text-properties style:letter-kerning="true"/>
    </style:style>
    <style:style style:name="s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ffice-outline1" style:family="presentation">
      <style:graphic-properties draw:stroke="none" draw:fill="none">
        <text:list-style style:name="s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outline2" style:family="presentation" style:parent-style-name="soffice-outline1">
      <style:paragraph-properties fo:margin-top="0cm" fo:margin-bottom="0.4cm"/>
      <style:text-properties fo:font-size="28pt" style:font-size-asian="28pt" style:font-size-complex="28pt"/>
    </style:style>
    <style:style style:name="soffice-outline3" style:family="presentation" style:parent-style-name="soffice-outline2">
      <style:paragraph-properties fo:margin-top="0cm" fo:margin-bottom="0.3cm"/>
      <style:text-properties fo:font-size="24pt" style:font-size-asian="24pt" style:font-size-complex="24pt"/>
    </style:style>
    <style:style style:name="soffice-outline4" style:family="presentation" style:parent-style-name="soffice-outline3">
      <style:paragraph-properties fo:margin-top="0cm" fo:margin-bottom="0.2cm"/>
      <style:text-properties fo:font-size="20pt" style:font-size-asian="20pt" style:font-size-complex="20pt"/>
    </style:style>
    <style:style style:name="soffice-outline5" style:family="presentation" style:parent-style-name="soffice-outline4">
      <style:paragraph-properties fo:margin-top="0cm" fo:margin-bottom="0.1cm"/>
      <style:text-properties fo:font-size="20pt" style:font-size-asian="20pt" style:font-size-complex="20pt"/>
    </style:style>
    <style:style style:name="soffice-outline6" style:family="presentation" style:parent-style-name="soffice-outline5">
      <style:paragraph-properties fo:margin-top="0cm" fo:margin-bottom="0.1cm"/>
      <style:text-properties fo:font-size="20pt" style:font-size-asian="20pt" style:font-size-complex="20pt"/>
    </style:style>
    <style:style style:name="soffice-outline7" style:family="presentation" style:parent-style-name="soffice-outline6">
      <style:paragraph-properties fo:margin-top="0cm" fo:margin-bottom="0.1cm"/>
      <style:text-properties fo:font-size="20pt" style:font-size-asian="20pt" style:font-size-complex="20pt"/>
    </style:style>
    <style:style style:name="soffice-outline8" style:family="presentation" style:parent-style-name="soffice-outline7">
      <style:paragraph-properties fo:margin-top="0cm" fo:margin-bottom="0.1cm"/>
      <style:text-properties fo:font-size="20pt" style:font-size-asian="20pt" style:font-size-complex="20pt"/>
    </style:style>
    <style:style style:name="soffice-outline9" style:family="presentation" style:parent-style-name="soffice-outline8">
      <style:paragraph-properties fo:margin-top="0cm" fo:margin-bottom="0.1cm"/>
      <style:text-properties fo:font-size="20pt" style:font-size-asian="20pt" style:font-size-complex="20pt"/>
    </style:style>
    <style:style style:name="soffice-subtitle" style:family="presentation">
      <style:graphic-properties draw:stroke="none" draw:fill="none" draw:textarea-vertical-align="middle">
        <text:list-style style:name="s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ffice-title" style:family="presentation">
      <style:graphic-properties draw:stroke="none" draw:fill="none" draw:textarea-vertical-align="middle">
        <text:list-style style:name="s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offi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offic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offic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office" style:page-layout-name="PM1" draw:style-name="Mdp1">
      <draw:frame presentation:style-name="soffice-title" draw:layer="backgroundobjects" svg:width="25.199cm" svg:height="3.506cm" svg:x="1.4cm" svg:y="0.837cm" presentation:class="title" presentation:placeholder="true">
        <draw:text-box/>
      </draw:frame>
      <draw:frame presentation:style-name="soffic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ffice-title" draw:layer="backgroundobjects" svg:width="13.968cm" svg:height="10.476cm" svg:x="3.81cm" svg:y="2.123cm" presentation:class="page"/>
        <draw:frame presentation:style-name="soffic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2T12:07:08.10</meta:creation-date>
    <meta:editing-duration>PT7H40M16S</meta:editing-duration>
    <meta:editing-cycles>5</meta:editing-cycles>
    <dc:title>BlankPresentation</dc:title>
    <meta:generator>OpenOffice/4.1.1$Win32 OpenOffice.org_project/411m6$Build-9775</meta:generator>
    <dc:date>2015-03-25T16:20:35.70</dc:date>
    <dc:creator>james </dc:creator>
    <meta:document-statistic meta:object-count="218"/>
    <meta:template xlink:type="simple" xlink:actuate="onRequest" xlink:title="BlankPresentation" xlink:href="../../../../OpenOffice.org/3/user/template/BlankPresentation.otp" meta:date="2015-01-06T12:05:42.46"/>
  </office:meta>
</office:document-meta>
</file>